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lavička">
      <style:text-properties officeooo:rsid="00c16d05" officeooo:paragraph-rsid="00c16d05"/>
    </style:style>
    <style:style style:name="P2" style:family="paragraph" style:parent-style-name="Nadpis1">
      <style:text-properties officeooo:rsid="00c16d05" officeooo:paragraph-rsid="00c16d05"/>
    </style:style>
    <style:style style:name="P3" style:family="paragraph" style:parent-style-name="text" style:list-style-name="L2">
      <style:text-properties officeooo:rsid="00c16d05" officeooo:paragraph-rsid="00c16d05"/>
    </style:style>
    <style:style style:name="P4" style:family="paragraph" style:parent-style-name="text" style:list-style-name="L2">
      <style:text-properties officeooo:rsid="00c16d68" officeooo:paragraph-rsid="00c16d68"/>
    </style:style>
    <style:style style:name="P5" style:family="paragraph" style:parent-style-name="text" style:list-style-name="L2">
      <style:text-properties officeooo:rsid="00c364fb" officeooo:paragraph-rsid="00c364fb"/>
    </style:style>
    <style:style style:name="T1" style:family="text">
      <style:text-properties officeooo:rsid="00c364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ávící soustava</text:p>
      <text:p text:style-name="P2"/>
      <text:list xml:id="list4290207779" text:style-name="L2">
        <text:list-item>
          <text:p text:style-name="P3">proces přijmutí, zpracování a vyloučení zbytků soustavy</text:p>
        </text:list-item>
        <text:list-item>
          <text:p text:style-name="P3">adaptovaná na potravu (celulóza/maso)</text:p>
        </text:list-item>
        <text:list-item>
          <text:p text:style-name="P3">jednosměrná,trubicovitá</text:p>
          <text:list>
            <text:list-item>
              <text:p text:style-name="P5">ústí do ní další žlázy</text:p>
            </text:list-item>
          </text:list>
        </text:list-item>
        <text:list-item>
          <text:p text:style-name="P4">základní přijímané látky</text:p>
          <text:list>
            <text:list-item>
              <text:p text:style-name="P4">tuky</text:p>
            </text:list-item>
            <text:list-item>
              <text:p text:style-name="P4">cukry</text:p>
            </text:list-item>
            <text:list-item>
              <text:p text:style-name="P4">bílkoviny</text:p>
            </text:list-item>
          </text:list>
        </text:list-item>
        <text:list-item>
          <text:p text:style-name="P4">žaludek</text:p>
          <text:list>
            <text:list-item>
              <text:p text:style-name="P4">chlorovodíková kyselina</text:p>
              <text:list>
                <text:list-item>
                  <text:p text:style-name="P4">při zvracení leptá organismus</text:p>
                </text:list-item>
              </text:list>
            </text:list-item>
          </text:list>
        </text:list-item>
        <text:list-item>
          <text:p text:style-name="P5">funkce</text:p>
          <text:list>
            <text:list-item>
              <text:p text:style-name="P5">trávení</text:p>
            </text:list-item>
            <text:list-item>
              <text:p text:style-name="P5">vstřebávání</text:p>
            </text:list-item>
            <text:list-item>
              <text:p text:style-name="P5">odstranění nestravitelných odpadních látek</text:p>
            </text:list-item>
          </text:list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9:36:35.122000000</meta:creation-date>
    <dc:date>2019-10-04T10:34:27.527244308</dc:date>
    <meta:editing-duration>PT13H37M5S</meta:editing-duration>
    <meta:editing-cycles>86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55" meta:character-count="336" meta:non-whitespace-character-count="313"/>
  </office:meta>
</office:document-meta>
</file>